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16900656" text:style-name="L1">
        <text:list-item>
          <text:p text:style-name="P1">Results</text:p>
        </text:list-item>
      </text:list>
      <text:p text:style-name="Standard"/>
      <text:list xml:id="list1573726547" text:style-name="L2">
        <text:list-item>
          <text:list>
            <text:list-item>
              <text:p text:style-name="P2">Line Profiles from Individual Array Maps</text:p>
            </text:list-item>
          </text:list>
        </text:list-item>
      </text:list>
      <text:p text:style-name="Standard"/>
      <text:p text:style-name="Standard">The spectrum for each individual array image cube (which are composed of all the individual array tracks) can be used to obtain information on the kinematics of both shells. The three spectra are shown in Figure 1 for both the high (0.65 km s${}^{-1}$) and low (1.3 km s${}^{-1}$) resolution data and were created by extracting all emission within a circular area that included all source emission. The radii for these circular areas were x\arcesc, y\arcesc and z\arcesc for the C, D and E array image cubes respectively. The velocity rest frame of the spectra are plotted in the stellar rest frame using a radial velocity of 20.7 km s${}^{-1}$ derived by Harper (2001).</text:p>
      <text:p text:style-name="Standard"/>
      <text:p text:style-name="Standard">The spectrum from the C array image cube has a line width of $\sim$ 27 km s${}^{-1}$ and is dominated by three features; a blue wing, a red wing and a central emission feature at $\sim$ 0 km s${}^{-1}$. The blue wing of the CO emission profile extends to -12 km s${}^{-1}$ while the red wing extends to +15 km s${}^{-1}$. The spectra from the D and E array image cubes have an additional blue wing located between -12 km s${}^{-1}$ and -17 km s<text:bookmark-start text:name="DDE_LINK1"/>${}^{-1}$<text:bookmark-end text:name="DDE_LINK1"/>. This emission features appears to have been resolved out by the extended C antenna array which has a maximum scale of $\sim 4.5 \arcsec$. It is detected by the more compact configurations which are much more sensitive at detecting extended emission. The total line width of the D and E array spectra are $\sim$ 31 km s${}^{-1}$ and $\sim$ 30 km s${}^{-1}$ respectively and the profile shape is similar to previous publications (Huggins (1994); Huggins (1987)). In all three spectra the high and low resolution data match very well and verify the existence of the emission features in the line profile.</text:p>
      <text:p text:style-name="Standard"/>
      <text:p text:style-name="Standard">An additional emission component is detected in the D configuration image cube and has been reported by \citet{harp09}. The component is present from $\sim$ -5 km s${}^{-1}$ - +6 km s${}^{-1}$ and has a peak emission at $\sim$ 0 km s${}^{-1}$ which equates to approximately 60$\%$ of the source peak emission.</text:p>
      <text:p text:style-name="Standard"/>
      <text:p text:style-name="Standard">The source is spatially unresolved and is located $\sim$ 5$\arcsec$ S-W of the star between 5 km s${}^{-1}$ and</text:p>
      <text:p text:style-name="Standard"/>
      <text:list xml:id="list819692284" text:style-name="L3">
        <text:list-item>
          <text:list>
            <text:list-item>
              <text:p text:style-name="P3">Combined Array Map</text:p>
            </text:list-item>
          </text:list>
        </text:list-item>
      </text:list>
      <text:p text:style-name="Standard"/>
      <text:p text:style-name="Standard">Talk about spectrum at various apertures &amp; imaging both shell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eamon </meta:initial-creator>
    <meta:creation-date>2011-08-12T14:54:24</meta:creation-date>
    <dc:date>2011-08-24T11:09:09</dc:date>
    <dc:creator>Eamon O'Gorman</dc:creator>
    <meta:editing-duration>PT121H44M26S</meta:editing-duration>
    <meta:editing-cycles>10</meta:editing-cycles>
    <meta:generator>OpenOffice.org/3.1$Unix OpenOffice.org_project/310m19$Build-9420</meta:generator>
    <meta:document-statistic meta:table-count="0" meta:image-count="0" meta:object-count="0" meta:page-count="1" meta:paragraph-count="8" meta:word-count="393" meta:character-count="2282"/>
  </office:meta>
</office:document-meta>
</file>